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margins"/>
    </style:style>
    <style:style style:name="Table1.A" style:family="table-column">
      <style:table-column-properties style:column-width="8.498cm" style:rel-column-width="32767*"/>
    </style:style>
    <style:style style:name="Table1.B" style:family="table-column">
      <style:table-column-properties style:column-width="8.5cm" style:rel-column-width="32768*"/>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1.B4" style:family="table-cell" style:data-style-name="N0">
      <style:table-cell-properties fo:padding="0.097cm" fo:border-left="0.002cm solid #000000" fo:border-right="0.002cm solid #000000" fo:border-top="none" fo:border-bottom="0.002cm solid #000000"/>
    </style:style>
    <style:style style:name="Table1.A6" style:family="table-cell" style:data-style-name="N0">
      <style:table-cell-properties fo:padding="0.097cm" fo:border-left="0.002cm solid #000000" fo:border-right="none" fo:border-top="none" fo:border-bottom="0.002cm solid #000000"/>
    </style:style>
    <style:style style:name="P1" style:family="paragraph" style:parent-style-name="Standard">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6pt" fo:language="en" fo:country="GB" style:text-underline-style="solid" style:text-underline-width="auto" style:text-underline-color="font-color" fo:font-weight="bold" style:font-size-asian="16pt" style:font-weight-asian="bold" style:font-size-complex="16pt" style:font-weight-complex="bold"/>
    </style:style>
    <style:style style:name="P3" style:family="paragraph" style:parent-style-name="Standard">
      <style:text-properties fo:font-size="12pt" fo:language="en" fo:country="GB" style:text-underline-style="none" fo:font-weight="normal" style:font-size-asian="12pt" style:font-weight-asian="normal" style:font-size-complex="12pt" style:font-weight-complex="normal"/>
    </style:style>
    <style:style style:name="P4" style:family="paragraph" style:parent-style-name="Standard">
      <style:paragraph-properties fo:text-align="start" style:justify-single-word="false"/>
      <style:text-properties fo:font-size="12pt" fo:language="en" fo:country="GB" style:text-underline-style="none" fo:font-weight="normal" style:font-size-asian="12pt" style:font-weight-asian="normal" style:font-size-complex="12pt" style:font-weight-complex="normal"/>
    </style:style>
    <style:style style:name="P5" style:family="paragraph" style:parent-style-name="Standard">
      <style:paragraph-properties fo:text-align="start" style:justify-single-word="false"/>
      <style:text-properties fo:font-size="12pt" fo:language="en" fo:country="GB" style:text-underline-style="none" fo:font-weight="bold" style:font-size-asian="12pt" style:font-weight-asian="bold" style:font-size-complex="12pt" style:font-weight-complex="bold"/>
    </style:style>
    <style:style style:name="P6" style:family="paragraph" style:parent-style-name="Standard">
      <style:paragraph-properties fo:text-align="start" style:justify-single-word="false"/>
      <style:text-properties fo:font-size="12pt" fo:language="en" fo:country="GB" fo:font-style="normal" style:text-underline-style="none" fo:font-weight="bold" style:font-size-asian="12pt" style:font-style-asian="normal" style:font-weight-asian="bold" style:font-size-complex="12pt" style:font-style-complex="normal" style:font-weight-complex="bold"/>
    </style:style>
    <style:style style:name="P7"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8" style:family="paragraph" style:parent-style-name="Standard">
      <style:paragraph-properties fo:text-align="start" style:justify-single-word="false"/>
      <style:text-properties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P9" style:family="paragraph" style:parent-style-name="Standard">
      <style:paragraph-properties fo:text-align="start" style:justify-single-word="false"/>
      <style:text-properties fo:font-size="14pt" fo:language="en" fo:country="GB" style:text-underline-style="solid" style:text-underline-width="auto" style:text-underline-color="font-color" fo:font-weight="normal" style:font-size-asian="14pt" style:font-weight-asian="normal" style:font-size-complex="14pt" style:font-weight-complex="normal"/>
    </style:style>
    <style:style style:name="P10" style:family="paragraph" style:parent-style-name="Standard">
      <style:paragraph-properties fo:text-align="start" style:justify-single-word="false"/>
      <style:text-properties style:text-line-through-style="none"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1" style:family="paragraph" style:parent-style-name="Standard">
      <style:paragraph-properties fo:text-align="start" style:justify-single-word="false"/>
      <style:text-properties style:text-line-through-style="none" fo:font-size="12pt" fo:language="en" fo:country="GB" fo:font-style="normal" style:text-underline-style="none" fo:font-weight="bold" style:font-size-asian="12pt" style:font-style-asian="normal" style:font-weight-asian="bold" style:font-size-complex="12pt" style:font-style-complex="normal" style:font-weight-complex="bold"/>
    </style:style>
    <style:style style:name="P12" style:family="paragraph" style:parent-style-name="Table_20_Contents">
      <style:paragraph-properties fo:text-align="center" style:justify-single-word="false"/>
      <style:text-properties fo:font-size="12pt" style:font-size-asian="12pt" style:font-size-complex="12pt"/>
    </style:style>
    <style:style style:name="P13" style:family="paragraph" style:parent-style-name="Table_20_Contents">
      <style:paragraph-properties fo:text-align="center" style:justify-single-word="false"/>
      <style:text-properties fo:font-size="12pt" fo:font-weight="bold" style:font-size-asian="12pt" style:font-weight-asian="bold" style:font-size-complex="12pt" style:font-weight-complex="bold"/>
    </style:style>
    <style:style style:name="P14" style:family="paragraph" style:parent-style-name="Standard" style:list-style-name="L1">
      <style:text-properties fo:font-size="12pt" fo:language="en" fo:country="GB" style:text-underline-style="none" fo:font-weight="normal" style:font-size-asian="12pt" style:font-weight-asian="normal" style:font-size-complex="12pt" style:font-weight-complex="normal"/>
    </style:style>
    <style:style style:name="P15" style:family="paragraph" style:parent-style-name="Standard">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6" style:family="paragraph" style:parent-style-name="Standard" style:list-style-name="L2">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7" style:family="paragraph" style:parent-style-name="Standard" style:list-style-name="L3">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8" style:family="paragraph" style:parent-style-name="Standard" style:list-style-name="L4">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19" style:family="paragraph" style:parent-style-name="Standard" style:list-style-name="L5">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20" style:family="paragraph" style:parent-style-name="Standard" style:list-style-name="L6">
      <style:paragraph-properties fo:text-align="start" style:justify-single-word="false"/>
      <style:text-properties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style:text-line-through-style="none" fo:font-weight="normal" style:font-weight-asian="normal" style:font-weight-complex="normal"/>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art I: Wargaming</text:p>
      <text:p text:style-name="P1"/>
      <text:list xml:id="list6888344131572003162" text:style-name="L1">
        <text:list-item>
          <text:p text:style-name="P14">Abilities</text:p>
        </text:list-item>
        <text:list-item>
          <text:p text:style-name="P14">Accuracy</text:p>
        </text:list-item>
        <text:list-item>
          <text:p text:style-name="P14">Attack power</text:p>
        </text:list-item>
        <text:list-item>
          <text:p text:style-name="P14">Attack speed</text:p>
        </text:list-item>
        <text:list-item>
          <text:p text:style-name="P14">Attributes</text:p>
        </text:list-item>
        <text:list-item>
          <text:p text:style-name="P14">Avoid</text:p>
        </text:list-item>
        <text:list-item>
          <text:p text:style-name="P14">Battle preparation</text:p>
        </text:list-item>
        <text:list-item>
          <text:p text:style-name="P14">Bonus damage</text:p>
        </text:list-item>
        <text:list-item>
          <text:p text:style-name="P14">Cavalier mechanics</text:p>
        </text:list-item>
        <text:list-item>
          <text:p text:style-name="P14">Classes</text:p>
        </text:list-item>
        <text:list-item>
          <text:p text:style-name="P14">Critical chance</text:p>
        </text:list-item>
        <text:list-item>
          <text:p text:style-name="P14">Critical damage</text:p>
        </text:list-item>
        <text:list-item>
          <text:p text:style-name="P14">Critical rate</text:p>
        </text:list-item>
        <text:list-item>
          <text:p text:style-name="P14">Damage</text:p>
        </text:list-item>
        <text:list-item>
          <text:p text:style-name="P14">Defence power</text:p>
        </text:list-item>
        <text:list-item>
          <text:p text:style-name="P14">Destruction magic</text:p>
        </text:list-item>
        <text:list-item>
          <text:p text:style-name="P14">Direct combat</text:p>
        </text:list-item>
        <text:list-item>
          <text:p text:style-name="P14">Enemy item drops</text:p>
        </text:list-item>
        <text:list-item>
          <text:p text:style-name="P14">Enemy reinforcements</text:p>
        </text:list-item>
        <text:list-item>
          <text:p text:style-name="P14">Equipment</text:p>
        </text:list-item>
        <text:list-item>
          <text:p text:style-name="P14">Escaping</text:p>
        </text:list-item>
        <text:list-item>
          <text:p text:style-name="P14">Experience</text:p>
        </text:list-item>
        <text:list-item>
          <text:p text:style-name="P14">Flying units</text:p>
        </text:list-item>
        <text:list-item>
          <text:p text:style-name="P14">Fog of war</text:p>
        </text:list-item>
        <text:list-item>
          <text:p text:style-name="P14">Friendly units</text:p>
        </text:list-item>
        <text:list-item>
          <text:p text:style-name="P14">Growth rates and levelling up</text:p>
        </text:list-item>
        <text:list-item>
          <text:p text:style-name="P14">Holy magic</text:p>
        </text:list-item>
        <text:list-item>
          <text:p text:style-name="P14">Hit rate</text:p>
        </text:list-item>
        <text:list-item>
          <text:p text:style-name="P14">Indirect combat</text:p>
        </text:list-item>
        <text:list-item>
          <text:p text:style-name="P14">Items</text:p>
        </text:list-item>
        <text:list-item>
          <text:p text:style-name="P14">Mission types</text:p>
        </text:list-item>
        <text:list-item>
          <text:p text:style-name="P14">Mounted units</text:p>
        </text:list-item>
        <text:list-item>
          <text:p text:style-name="P14">MVP</text:p>
        </text:list-item>
        <text:list-item>
          <text:p text:style-name="P14">Other units</text:p>
        </text:list-item>
        <text:list-item>
          <text:p text:style-name="P14">Pikeman mechanics</text:p>
        </text:list-item>
        <text:list-item>
          <text:p text:style-name="P14">Rescue</text:p>
        </text:list-item>
        <text:list-item>
          <text:p text:style-name="P14">Shifter mechanics</text:p>
        </text:list-item>
        <text:list-item>
          <text:p text:style-name="P14">Terrain</text:p>
        </text:list-item>
        <text:list-item>
          <text:p text:style-name="P14">Trading items</text:p>
        </text:list-item>
        <text:list-item>
          <text:p text:style-name="P14">Treasure</text:p>
        </text:list-item>
        <text:list-item>
          <text:p text:style-name="P14">UI</text:p>
        </text:list-item>
        <text:list-item>
          <text:p text:style-name="P14">Weapon ranks</text:p>
        </text:list-item>
        <text:list-item>
          <text:p text:style-name="P14">Weight</text:p>
        </text:list-item>
      </text:list>
      <text:p text:style-name="P3"/>
      <text:p text:style-name="P1">Part II: Financial management</text:p>
      <text:p text:style-name="P1"/>
      <text:list xml:id="list28659791" text:continue-list="list6888344131572003162" text:style-name="L1">
        <text:list-item text:start-value="1">
          <text:p text:style-name="P14">Contracts</text:p>
        </text:list-item>
        <text:list-item>
          <text:p text:style-name="P14">Expenses</text:p>
        </text:list-item>
        <text:list-item>
          <text:p text:style-name="P14">Income</text:p>
        </text:list-item>
        <text:list-item>
          <text:p text:style-name="P14"><text:soft-page-break/>Negotiations</text:p>
        </text:list-item>
        <text:list-item>
          <text:p text:style-name="P14">Treasury</text:p>
        </text:list-item>
      </text:list>
      <text:p text:style-name="P3"/>
      <text:p text:style-name="P1">Part III: Army management</text:p>
      <text:p text:style-name="P1"/>
      <text:list xml:id="list28665082" text:continue-list="list28659791" text:style-name="L1">
        <text:list-item text:start-value="1">
          <text:p text:style-name="P14">Friendships and support groups</text:p>
        </text:list-item>
        <text:list-item>
          <text:p text:style-name="P14">Personality traits</text:p>
        </text:list-item>
        <text:list-item>
          <text:p text:style-name="P14">Shopping</text:p>
        </text:list-item>
        <text:list-item>
          <text:p text:style-name="P14">Training</text:p>
        </text:list-item>
      </text:list>
      <text:p text:style-name="P3"/>
      <text:p text:style-name="P1">Part IV: World generation</text:p>
      <text:p text:style-name="P1"/>
      <text:list xml:id="list28661523" text:continue-list="list28665082" text:style-name="L1">
        <text:list-item text:start-value="1">
          <text:p text:style-name="P14">Factions and NPCs</text:p>
        </text:list-item>
        <text:list-item>
          <text:p text:style-name="P14">Faction goals</text:p>
        </text:list-item>
        <text:list-item>
          <text:p text:style-name="P14">Faction relationships</text:p>
        </text:list-item>
        <text:list-item>
          <text:p text:style-name="P14">World map</text:p>
        </text:list-item>
      </text:list>
      <text:p text:style-name="P3"/>
      <text:p text:style-name="P1">Part V: Jobs</text:p>
      <text:p text:style-name="P1"/>
      <text:list xml:id="list28677231" text:continue-list="list28661523" text:style-name="L1">
        <text:list-item text:start-value="1">
          <text:p text:style-name="P14">Approaching the player with jobs</text:p>
        </text:list-item>
        <text:list-item>
          <text:p text:style-name="P14">Finding jobs</text:p>
        </text:list-item>
        <text:list-item>
          <text:p text:style-name="P14">Refusing a job</text:p>
        </text:list-item>
      </text:list>
      <text:p text:style-name="P3"/>
      <text:p text:style-name="P1">Part VI: Travelling</text:p>
      <text:p text:style-name="P1"/>
      <text:list xml:id="list28669335" text:continue-list="list28677231" text:style-name="L1">
        <text:list-item text:start-value="1">
          <text:p text:style-name="P14">Controlling multiple groups</text:p>
        </text:list-item>
        <text:list-item>
          <text:p text:style-name="P14">Towns and cities</text:p>
        </text:list-item>
        <text:list-item>
          <text:p text:style-name="P14">Travelling</text:p>
        </text:list-item>
      </text:list>
      <text:p text:style-name="P3"/>
      <text:p text:style-name="P1">Part VII: Roguelike mechanics</text:p>
      <text:p text:style-name="P1"/>
      <text:list xml:id="list28658145" text:continue-list="list28669335" text:style-name="L1">
        <text:list-item text:start-value="1">
          <text:p text:style-name="P14">Attribute distributions</text:p>
        </text:list-item>
        <text:list-item>
          <text:p text:style-name="P14">Autosaving</text:p>
        </text:list-item>
        <text:list-item>
          <text:p text:style-name="P14">Game over</text:p>
        </text:list-item>
        <text:list-item>
          <text:p text:style-name="P14">Permadeath</text:p>
        </text:list-item>
        <text:list-item>
          <text:p text:style-name="P14">Unit generation</text:p>
        </text:list-item>
      </text:list>
      <text:p text:style-name="P3"/>
      <text:p text:style-name="P1">Part VIII: Events</text:p>
      <text:p text:style-name="P1"/>
      <text:list xml:id="list28662638" text:continue-list="list28658145" text:style-name="L1">
        <text:list-item text:start-value="1">
          <text:p text:style-name="P14">Background events</text:p>
        </text:list-item>
        <text:list-item>
          <text:p text:style-name="P14">Faction and NPC events</text:p>
        </text:list-item>
        <text:list-item>
          <text:p text:style-name="P14">Unit events</text:p>
        </text:list-item>
      </text:list>
      <text:p text:style-name="P3"/>
      <text:p text:style-name="P1">Part IX: General and misc</text:p>
      <text:p text:style-name="P1"/>
      <text:list xml:id="list28662393" text:continue-list="list28662638" text:style-name="L1">
        <text:list-item text:start-value="1">
          <text:p text:style-name="P14">Gameplay options</text:p>
        </text:list-item>
        <text:list-item>
          <text:p text:style-name="P14">Main menu</text:p>
        </text:list-item>
        <text:list-item>
          <text:p text:style-name="P14">Sprite scaling</text:p>
        </text:list-item>
      </text:list>
      <text:p text:style-name="P2"><text:soft-page-break/>Part I: Wargaming</text:p>
      <text:p text:style-name="P2"/>
      <text:p text:style-name="P9">Accuracy</text:p>
      <text:p text:style-name="P9"/>
      <text:p text:style-name="P5">Stage 1 – <text:span text:style-name="T1">Accuracy represents the percentage chance for an attacker to land a hit on a defender. It is calculated as follows:</text:span></text:p>
      <text:p text:style-name="P4"/>
      <text:p text:style-name="P8">Accuracy = Min((Max((HitRate – Avoid), 0)), 100)</text:p>
      <text:p text:style-name="P8"/>
      <text:p text:style-name="P9">Attack power</text:p>
      <text:p text:style-name="P9"/>
      <text:p text:style-name="P6">Stage 1<text:span text:style-name="T1"> – Attack power represents how much damage the attacker will deal under optimum conditions, excluding abilities and critical hits. It is calculated as follows:</text:span></text:p>
      <text:p text:style-name="P7"/>
      <text:p text:style-name="P8">AttackPower = ScalingAttribute + (Weapon or Spell Power * Weapon Bonus)</text:p>
      <text:p text:style-name="P8"/>
      <text:p text:style-name="P7">Here, “ScalingAttribute” refers to strength, dexterity or magic depending on weapon or spell equipped. “Weapon Bonus” refers to scalars such as the 2x bonus for using a lance against a cavalier.</text:p>
      <text:p text:style-name="P7"/>
      <text:p text:style-name="P9">Attack speed</text:p>
      <text:p text:style-name="P9"/>
      <text:p text:style-name="P6">Stage 1<text:span text:style-name="T1"> – Attack speed is used to calculate whether or not a unit will attack twice in a fight, and is used in calculating the “avoid” statistic. The formula is as follows:</text:span></text:p>
      <text:p text:style-name="P7"/>
      <text:p text:style-name="P8">IF WeaponWeight &lt;= Strength THEN AttackSpeed = Speed</text:p>
      <text:p text:style-name="P8">ELSE Attack Speed = Speed – (WeaponWeight – Strength)</text:p>
      <text:p text:style-name="P8"/>
      <text:p text:style-name="P7">If one unit's attack speed is at least 4 points greater than its opponent, then it will attack twice in a fight.</text:p>
      <text:p text:style-name="P7"/>
      <text:p text:style-name="P9">Attributes</text:p>
      <text:p text:style-name="P9"/>
      <text:p text:style-name="P6">Stage 1<text:span text:style-name="T1"> – A units 8 main attributes are as follows:</text:span></text:p>
      <text:p text:style-name="P7"/>
      <text:list xml:id="list5699140311871332608" text:style-name="L2">
        <text:list-item>
          <text:p text:style-name="P16">HP – Hit points.</text:p>
        </text:list-item>
        <text:list-item>
          <text:p text:style-name="P16">Strength – Used to determine damage with strength weapons, attack speed, and which friendly units can be rescued by this unit based on the friendly unit's weight.</text:p>
        </text:list-item>
        <text:list-item>
          <text:p text:style-name="P16">Magic – Determines damage with spells and some magic weapons. Also improves healing and increases the success rate of debuffing spells.</text:p>
        </text:list-item>
        <text:list-item>
          <text:p text:style-name="P16">Dexterity – Determines a unit's chance to hit, make critical hits, and to deal damage with dexterity weapons.</text:p>
        </text:list-item>
        <text:list-item>
          <text:p text:style-name="P16">Speed – Determines attack speed and chance to dodge attacks.</text:p>
        </text:list-item>
        <text:list-item>
          <text:p text:style-name="P16">Defence – Reduces damage taken from non-magical attacks.</text:p>
        </text:list-item>
        <text:list-item>
          <text:p text:style-name="P16">Resistance – Reduces damage taken from magical attacks, and reduces the chance of suffering debuffs from enemy spells.</text:p>
        </text:list-item>
        <text:list-item>
          <text:p text:style-name="P16">Luck – Increases the unit's chance to hit, dodge and avoid critical hits. </text:p>
        </text:list-item>
      </text:list>
      <text:p text:style-name="P7"/>
      <text:p text:style-name="P9">Avoid</text:p>
      <text:p text:style-name="P9"><text:soft-page-break/></text:p>
      <text:p text:style-name="P6">Stage 1<text:span text:style-name="T1"> – Avoid is used to calculate accuracy, and represents a unit's ability to dodge. It is </text:span><text:span text:style-name="T1">calculated as follows:</text:span></text:p>
      <text:p text:style-name="P7"/>
      <text:p text:style-name="P8">Avoid = (AttackSpeed * 2) + Luck + Terrain Bonus</text:p>
      <text:p text:style-name="P8"/>
      <text:p text:style-name="P9">Cavalier mechanics</text:p>
      <text:p text:style-name="P9"/>
      <text:p text:style-name="P6">Stage 2+<text:span text:style-name="T1"> Cavaliers receive a bonus or penalty to their strength and speed attributes for a round based on how they move on their turn, if at all. The idea is that Cavaliers should be strongest when charging the enemy, and more vulnerable when stationary.</text:span></text:p>
      <text:p text:style-name="P7"/>
      <text:p text:style-name="P7">First, a movement score is calculated as follows:</text:p>
      <text:p text:style-name="P7"/>
      <text:p text:style-name="P8">movementScore = abs(startX – finishX) + abs(startY – finishY)</text:p>
      <text:p text:style-name="P8"/>
      <text:p text:style-name="P7">Then, the modifier to strength and speed is pulled from the following table:</text:p>
      <text:p text:style-name="P7"/>
      <table:table table:name="Table1" table:style-name="Table1">
        <table:table-column table:style-name="Table1.A"/>
        <table:table-column table:style-name="Table1.B"/>
        <table:table-row>
          <table:table-cell table:style-name="Table1.A1" office:value-type="string">
            <text:p text:style-name="P13">Movement score</text:p>
          </table:table-cell>
          <table:table-cell table:style-name="Table1.B1" office:value-type="string">
            <text:p text:style-name="P13">Strength and speed modifier</text:p>
          </table:table-cell>
        </table:table-row>
        <table:table-row>
          <table:table-cell table:style-name="Table1.A2" office:value-type="string">
            <text:p text:style-name="P12">&gt;= 8</text:p>
          </table:table-cell>
          <table:table-cell table:style-name="Table1.B2" office:value-type="string">
            <text:p text:style-name="P12">'+2</text:p>
          </table:table-cell>
        </table:table-row>
        <table:table-row>
          <table:table-cell table:style-name="Table1.A2" office:value-type="string">
            <text:p text:style-name="P12">6 to 7</text:p>
          </table:table-cell>
          <table:table-cell table:style-name="Table1.B2" office:value-type="string">
            <text:p text:style-name="P12">'+1</text:p>
          </table:table-cell>
        </table:table-row>
        <table:table-row>
          <table:table-cell table:style-name="Table1.A2" office:value-type="string">
            <text:p text:style-name="P12">4 to 5</text:p>
          </table:table-cell>
          <table:table-cell table:style-name="Table1.B4" office:value-type="float" office:value="0">
            <text:p text:style-name="P12">0</text:p>
          </table:table-cell>
        </table:table-row>
        <table:table-row>
          <table:table-cell table:style-name="Table1.A2" office:value-type="string">
            <text:p text:style-name="P12">1 to 3</text:p>
          </table:table-cell>
          <table:table-cell table:style-name="Table1.B4" office:value-type="float" office:value="-1">
            <text:p text:style-name="P12">-1</text:p>
          </table:table-cell>
        </table:table-row>
        <table:table-row>
          <table:table-cell table:style-name="Table1.A6" office:value-type="float" office:value="0">
            <text:p text:style-name="P12">0</text:p>
          </table:table-cell>
          <table:table-cell table:style-name="Table1.B4" office:value-type="float" office:value="-2">
            <text:p text:style-name="P12">-2</text:p>
          </table:table-cell>
        </table:table-row>
      </table:table>
      <text:p text:style-name="P7"/>
      <text:p text:style-name="P9">Classes</text:p>
      <text:p text:style-name="P9"/>
      <text:p text:style-name="P6">Stage 1<text:span text:style-name="T1"> – Every unit has a class assigned to it which determines which weapons it can use, its typical (but not its exact) base stats and growth rates, weight, movement allowance, and other features, such as whether or not it counts as flying or mounted, class abilities and crit bonuses.</text:span></text:p>
      <text:p text:style-name="P7"/>
      <text:p text:style-name="P9">Critical chance</text:p>
      <text:p text:style-name="P9"/>
      <text:p text:style-name="P6">Stage 1<text:span text:style-name="T1"> – Critical chance is the exact chance a unit has to land a critical hit. It is calculated as follows:</text:span></text:p>
      <text:p text:style-name="P7"/>
      <text:p text:style-name="P8">CriticalChance = Max((Min((CriticalRate – Luck), 100)), 0)</text:p>
      <text:p text:style-name="P7"/>
      <text:p text:style-name="P9">Critical damage</text:p>
      <text:p text:style-name="P9"/>
      <text:p text:style-name="P6">Stage 1<text:span text:style-name="T1"> – Once a critical hit is confirmed, the damage dealt is calculated as follows:</text:span></text:p>
      <text:p text:style-name="P7"/>
      <text:p text:style-name="P8">CriticalDamage = (AttackPower – DefencePower) * 2</text:p>
      <text:p text:style-name="P7"/>
      <text:p text:style-name="P7"/>
      <text:p text:style-name="P9">Critical rate</text:p>
      <text:p text:style-name="P9"/>
      <text:p text:style-name="P6">Stage 1<text:span text:style-name="T1"> – Represents a units chance to cause a critical hit, and is used to calculate crit chance. It is </text:span><text:soft-page-break/><text:span text:style-name="T1">calculated as follows:</text:span></text:p>
      <text:p text:style-name="P7"/>
      <text:p text:style-name="P8">CriticalRate = WeaponCritical + (Dexterity/2) + ClassBonus</text:p>
      <text:p text:style-name="P7"/>
      <text:p text:style-name="P9">Damage</text:p>
      <text:p text:style-name="P9"/>
      <text:p text:style-name="P6">Stage 1 <text:span text:style-name="T1">– This is how much health the target loses after an attack.</text:span></text:p>
      <text:p text:style-name="P7"/>
      <text:p text:style-name="P8">Damage = AttackPower <text:s/>– DefencePower</text:p>
      <text:p text:style-name="P8"/>
      <text:p text:style-name="P7">Damage must be at least 0</text:p>
      <text:p text:style-name="P7"/>
      <text:p text:style-name="P9">Defence power</text:p>
      <text:p text:style-name="P9"/>
      <text:p text:style-name="P6">Stage 1<text:span text:style-name="T1"> – Used to reduce damage. Calculated as:</text:span></text:p>
      <text:p text:style-name="P7"/>
      <text:p text:style-name="P8">DefencePower = TerrainBonus + DefendingStat</text:p>
      <text:p text:style-name="P7"/>
      <text:p text:style-name="P7">“DefendingStat” is Defence if the attack is non-magic, and Resistance if it is magical.</text:p>
      <text:p text:style-name="P7"/>
      <text:p text:style-name="P9">Destruction magic</text:p>
      <text:p text:style-name="P9"/>
      <text:p text:style-name="P6">Stage 1<text:span text:style-name="T1"> – Destruction magic comes in three standard types: Fire, Wind and Ice. Fire, Wind and Ice attacks enjoy bonus damage against Trolls/Shifters, Flying units, and Mythical Beasts respectively.</text:span></text:p>
      <text:p text:style-name="P7"/>
      <text:p text:style-name="P9">Direct combat</text:p>
      <text:p text:style-name="P9"/>
      <text:p text:style-name="P6">Stage 1<text:span text:style-name="T1"> – To initiate a direct attack, the attacker be equipped with a melee weapon or a spell, and must end their movement in one of the targets adjacent squares (diagonal squares do not count). This also works if the attacker starts its turn adjacent to its target.</text:span></text:p>
      <text:p text:style-name="P7"/>
      <text:p text:style-name="P7">The target will always counter-attack providing that it is also equipped with a melee weapon or spell, as is still alive after the aggressor's attack. After this, either the attacker or target will make a third attack according to the attack speed rules.</text:p>
      <text:p text:style-name="P7"/>
      <text:p text:style-name="P9">Experience</text:p>
      <text:p text:style-name="P9"/>
      <text:p text:style-name="P6">Stage <text:span text:style-name="T1">2+ Experience should be gained after a battle, rather than during one. Additionally, experience earned should be based on factors such as:</text:span></text:p>
      <text:p text:style-name="P7"/>
      <text:list xml:id="list7323081050899026093" text:style-name="L3">
        <text:list-item>
          <text:p text:style-name="P17">Damage dealt as a percentage of enemy health (scaled by level difference)</text:p>
        </text:list-item>
        <text:list-item>
          <text:p text:style-name="P17">Damage healed</text:p>
        </text:list-item>
        <text:list-item>
          <text:p text:style-name="P17">Number of refreshes</text:p>
        </text:list-item>
        <text:list-item>
          <text:p text:style-name="P17">Number of successful friendly buffs</text:p>
        </text:list-item>
        <text:list-item>
          <text:p text:style-name="P17">Number of successful enemy debuffs (scaled by level difference)</text:p>
        </text:list-item>
        <text:list-item>
          <text:p text:style-name="P17">Completed mission (Scaled by whether or not the unit actually *participated, and the difficulty of the mission)</text:p>
        </text:list-item>
      </text:list>
      <text:p text:style-name="P7"/>
      <text:p text:style-name="P6"><text:span text:style-name="T1">*Participated means that the unit either dealt damage, healed allies, refreshed allies or buffed/debuffed units. A threshold should be applied to each of these (e.g. need to deal at least 50% </text:span><text:soft-page-break/><text:span text:style-name="T1">damage).</text:span></text:p>
      <text:p text:style-name="P7"/>
      <text:p text:style-name="P9">Growth rates and levelling up</text:p>
      <text:p text:style-name="P9"/>
      <text:p text:style-name="P6">Stage 2+<text:span text:style-name="T1"> For each attribute, a unit has a percentage called a growth rate assigned to it, which represents its chance to improve upon level up. For example, a 50% growth rate in strength would mean a unit would have a 50% chance to enjoy a +1 to strength at level up, and would typically earn +1 strength every two levels.</text:span></text:p>
      <text:p text:style-name="P7"/>
      <text:p text:style-name="P7">Growth rates are typically between 0% and 100%, but can be higher or lower depending on the distribution they are pulled from. Growth rates below 0% are no different from 0%, as they still mean that the assigned attribute will never increase at level up. Growth rates above 100% give a chance for +2 or even +3 increases in the assigned attribute. </text:p>
      <text:p text:style-name="P7"/>
      <text:p text:style-name="P7">The increase an attribute receives at level up is calculated as follows:</text:p>
      <text:p text:style-name="P7"/>
      <text:p text:style-name="P8">increase = 0</text:p>
      <text:p text:style-name="P8"/>
      <text:p text:style-name="P8">If randint(1, 100) &lt;= GrowthRate:</text:p>
      <text:p text:style-name="P8"><text:tab/>increase += 1</text:p>
      <text:p text:style-name="P8"/>
      <text:p text:style-name="P8">If randint(1, 100) &lt;= (GrowthRate – 100):</text:p>
      <text:p text:style-name="P8"><text:tab/>increase += 1</text:p>
      <text:p text:style-name="P8"/>
      <text:p text:style-name="P8">If randint(1, 100) &lt;= (GrowthRate – 200):</text:p>
      <text:p text:style-name="P8"><text:tab/>increase += 1</text:p>
      <text:p text:style-name="P7"/>
      <text:p text:style-name="P7">With the above method and a Growth Rate above 200, it is possible for a unit's attribute to increase by 3 at level up, but this is expected to be extremely rare, if at all possible.</text:p>
      <text:p text:style-name="P7"/>
      <text:p text:style-name="P9">Hit rate</text:p>
      <text:p text:style-name="P9"/>
      <text:p text:style-name="P6">Stage 1 <text:span text:style-name="T1">– Represents chance to hit and is a computational stepping stone to accuracy:</text:span></text:p>
      <text:p text:style-name="P7"/>
      <text:p text:style-name="P8">HitRate = WeaponAccuracy + (Dexterity * 2) + Luck</text:p>
      <text:p text:style-name="P7"/>
      <text:p text:style-name="P9">Indirect combat</text:p>
      <text:p text:style-name="P9"/>
      <text:p text:style-name="P6">Stage 1<text:span text:style-name="T1"> – To initiate an indirect attack, the attacker be equipped with a ranged weapon or a spell, and must end their movement on square away from their target (diagonal squares also count). This also works if the attacker starts its turn one square away from its target.</text:span></text:p>
      <text:p text:style-name="P7"/>
      <text:p text:style-name="P7">The target will always counter-attack providing that it is also equipped with a ranged weapon or spell, as is still alive after the aggressor's attack. After this, either the attacker or target will make a third attack according to the attack speed rules.</text:p>
      <text:p text:style-name="P7"/>
      <text:p text:style-name="P9">Mission types</text:p>
      <text:p text:style-name="P9"/>
      <text:p text:style-name="P6">Stage 1<text:span text:style-name="T1"> – Initially, only rout will be available as a mission type.</text:span></text:p>
      <text:p text:style-name="P7"/>
      <text:p text:style-name="P6">Stage 2+ <text:span text:style-name="T1">Add the additional objectives:</text:span></text:p>
      <text:list xml:id="list1223483671648256549" text:style-name="L4">
        <text:list-item>
          <text:p text:style-name="P18"><text:soft-page-break/>Defeat the boss</text:p>
        </text:list-item>
        <text:list-item>
          <text:p text:style-name="P18">Defend for X turns</text:p>
        </text:list-item>
        <text:list-item>
          <text:p text:style-name="P18">Escape</text:p>
        </text:list-item>
        <text:list-item>
          <text:p text:style-name="P18">Arrive</text:p>
        </text:list-item>
        <text:list-item>
          <text:p text:style-name="P18">Protect for X turns</text:p>
        </text:list-item>
        <text:list-item>
          <text:p text:style-name="P18">Seize</text:p>
        </text:list-item>
        <text:list-item>
          <text:p text:style-name="P18">Survive for X turns</text:p>
        </text:list-item>
        <text:list-item>
          <text:p text:style-name="P18">Conquest (Hold more points than the opponent by the end of the turn count)</text:p>
        </text:list-item>
        <text:list-item>
          <text:p text:style-name="P18">Capture the flag</text:p>
        </text:list-item>
      </text:list>
      <text:p text:style-name="P7"/>
      <text:p text:style-name="P9">Terrain</text:p>
      <text:p text:style-name="P9"/>
      <text:p text:style-name="P6">Stage 1<text:span text:style-name="T1"> – Initially, only field tiles are available. </text:span></text:p>
      <text:p text:style-name="P7"/>
      <text:p text:style-name="P6">Stage 2+ <text:span text:style-name="T1">Include woods, hills, mountains, sea, swamp and their equivalents for other tilesets.</text:span></text:p>
      <text:p text:style-name="P7"/>
      <text:p text:style-name="P9">UI</text:p>
      <text:p text:style-name="P9"/>
      <text:p text:style-name="P6">Stage 1<text:span text:style-name="T1"> – Only a simple UI is needed which shows terrain information in a corner box, and reports in another corner box. When a unit is selected the following information should also be shown:</text:span></text:p>
      <text:p text:style-name="P7"/>
      <text:list xml:id="list2725144531662562535" text:style-name="L5">
        <text:list-item>
          <text:p text:style-name="P19">Name</text:p>
        </text:list-item>
        <text:list-item>
          <text:p text:style-name="P19">Level and Class</text:p>
        </text:list-item>
        <text:list-item>
          <text:p text:style-name="P19">HP bar</text:p>
        </text:list-item>
        <text:list-item>
          <text:p text:style-name="P19">XP bar </text:p>
        </text:list-item>
      </text:list>
      <text:p text:style-name="P7"/>
      <text:p text:style-name="P7">It could also show:</text:p>
      <text:p text:style-name="P7"/>
      <text:list xml:id="list547500580438618156" text:style-name="L6">
        <text:list-item>
          <text:p text:style-name="P20">Core attributes</text:p>
        </text:list-item>
      </text:list>
      <text:p text:style-name="P7"/>
      <text:p text:style-name="P6"/>
      <text:p text:style-name="P2">Part VII: Roguelike mechanics</text:p>
      <text:p text:style-name="P2"/>
      <text:p text:style-name="P9">Attribute distributions</text:p>
      <text:p text:style-name="P9"/>
      <text:p text:style-name="P6">Stage 2+<text:span text:style-name="T1"> When generating playable and recruitable units, the game will need to generate the unit's base stats and growth rates randomly, while aiming to typically keep them close to the typical values set out by that unit's class. For example, Barbarians should normally have high strength growth, but can, on occasion have low strength growth closer to that of a typical Swordsman or abnormally high strength growth (e.g. above 100%).</text:span></text:p>
      <text:p text:style-name="P7"/>
      <text:p text:style-name="P7">To generate base stats and growth rates for a unit, the game generates a normal distribution per attribute, per class, which uses the classes' pre-determined mean value and standard deviation. Such a distribution is determined at the start of the game (one for growth rates and one for base stats) and the recruitable characters are created then and saved. Should more characters need to be created later, a new distributions will need to be set up. Alternatively, the game could save the distribution seeds and replicate distributions exactly.</text:p>
      <text:p text:style-name="P6"/>
      <text:p text:style-name="P6"/>
      <text:p text:style-name="P9"><text:soft-page-break/>Unit generation</text:p>
      <text:p text:style-name="P9"/>
      <text:p text:style-name="P6">Stage 1<text:span text:style-name="T1"> – For now, give the player four units of random classes, with the classes' average base stats as the unit's stats.</text:span></text:p>
      <text:p text:style-name="P6"/>
      <text:p text:style-name="P2">Part IX: General and misc</text:p>
      <text:p text:style-name="P2"/>
      <text:p text:style-name="P9">Main menu</text:p>
      <text:p text:style-name="P9"/>
      <text:p text:style-name="P6">Stage 1<text:span text:style-name="T1"> – Just a “start game” option for now.</text:span></text:p>
      <text:p text:style-name="P7"/>
      <text:p text:style-name="P9">Sprite scaling</text:p>
      <text:p text:style-name="P9"/>
      <text:p text:style-name="P6">Stage 1 <text:span text:style-name="T1">– <text:s/></text:span><text:span text:style-name="T2">The standard tileset size is 24x24.</text:span></text:p>
      <text:p text:style-name="P10"/>
      <text:p text:style-name="P10">The native world resolution will be 480 x 360, which is 20 tiles by 15 tiles – a ratio of 4:3. When scaling this to larger, 16:9 resolutions, more of the world will be visible on screen, with some tiles being cut-off.</text:p>
      <text:p text:style-name="P10"/>
      <text:p text:style-name="P10">The game's default resolution will be 1280 x 720.</text:p>
      <text:p text:style-name="P10"/>
      <text:p text:style-name="P11">Stage 2+ <text:span text:style-name="T1">Allow adjustment to 1080p.</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1H41M4S</meta:editing-duration>
    <meta:editing-cycles>81</meta:editing-cycles>
    <meta:generator>OpenOffice/4.1.4$Win32 OpenOffice.org_project/414m5$Build-9788</meta:generator>
    <dc:date>2021-02-08T08:44:24.37</dc:date>
    <dc:creator>Obafemi Olofin</dc:creator>
    <meta:document-statistic meta:table-count="1" meta:image-count="0" meta:object-count="0" meta:page-count="8" meta:paragraph-count="213" meta:word-count="1871" meta:character-count="10562"/>
    <meta:user-defined meta:name="Info 1"/>
    <meta:user-defined meta:name="Info 2"/>
    <meta:user-defined meta:name="Info 3"/>
    <meta:user-defined meta:name="Info 4"/>
  </office:meta>
</office:document-meta>
</file>